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otProcessorTests.findFiles( Path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otProcessorTests.copy( Class &lt; ? &gt; testClass , Path destin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AotProcessorTests.process( @ TempDir ( cleanup = CleanupMode . ON_SUCCESS ) Path temp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moTestAotProcessor.createSettings( Path sourceOutput , Path resourceOutput , Path classOutput , String groupId , String artifa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moTestAotProcessor.DemoTestAotProcessor( Set &lt; Path &gt; classpathRoots , Path sourceOutput , Path resourceOutput , Path classOutput , String groupId , String artifac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otProcessorTests.expectedSource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